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#######################################</text:span></text:p>
      <text:p text:style-name="P2"><text:span text:style-name="T2_1">#<text:s/></text:span><text:span text:style-name="T2_2">Syntax</text:span><text:span text:style-name="T2_3"><text:s/></text:span><text:span text:style-name="T2_4">Coloring</text:span><text:span text:style-name="T2_5"><text:s/></text:span><text:span text:style-name="T2_6">Map</text:span><text:span text:style-name="T2_7"><text:s/></text:span><text:span text:style-name="T2_8">SD</text:span></text:p>
      <text:p text:style-name="P3"><text:span text:style-name="T3_1">#######################################</text:span></text:p>
      <text:p text:style-name="P4"/>
      <text:p text:style-name="P5"><text:span text:style-name="T5_1">#######################################</text:span></text:p>
      <text:p text:style-name="P6"><text:span text:style-name="T6_1">#<text:s/></text:span><text:span text:style-name="T6_2">Datatypes</text:span><text:span text:style-name="T6_3"><text:s/>(</text:span><text:span text:style-name="T6_4">KEYWORD</text:span><text:span text:style-name="T6_5">1)</text:span></text:p>
      <text:p text:style-name="P7"><text:span text:style-name="T7_1">#######################################</text:span></text:p>
      <text:p text:style-name="P8"/>
      <text:p text:style-name="P9"><text:span text:style-name="T9_1">SD</text:span><text:span text:style-name="T9_2"><text:tab/></text:span><text:span text:style-name="T9_3">KEYWORD</text:span><text:span text:style-name="T9_4">1</text:span></text:p>
      <text:p text:style-name="P10"><text:span text:style-name="T10_1">File</text:span><text:span text:style-name="T10_2"><text:tab/></text:span><text:span text:style-name="T10_3">KEYWORD</text:span><text:span text:style-name="T10_4">1</text:span></text:p>
      <text:p text:style-name="P11"/>
      <text:p text:style-name="P12"><text:span text:style-name="T12_1">#######################################</text:span></text:p>
      <text:p text:style-name="P13"><text:span text:style-name="T13_1">#<text:s/></text:span><text:span text:style-name="T13_2">Methods</text:span><text:span text:style-name="T13_3"><text:s/></text:span><text:span text:style-name="T13_4">and</text:span><text:span text:style-name="T13_5"><text:s/></text:span><text:span text:style-name="T13_6">Functions</text:span><text:span text:style-name="T13_7"><text:s/>(</text:span><text:span text:style-name="T13_8">KEYWORD</text:span><text:span text:style-name="T13_9">2)</text:span></text:p>
      <text:p text:style-name="P14"><text:span text:style-name="T14_1">#######################################</text:span></text:p>
      <text:p text:style-name="P15"><text:span text:style-name="T15_1">begin</text:span><text:span text:style-name="T15_2"><text:tab/></text:span><text:span text:style-name="T15_3">KEYWORD</text:span><text:span text:style-name="T15_4">2</text:span></text:p>
      <text:p text:style-name="P16"><text:span text:style-name="T16_1">exists</text:span><text:span text:style-name="T16_2"><text:tab/></text:span><text:span text:style-name="T16_3">KEYWORD</text:span><text:span text:style-name="T16_4">2</text:span></text:p>
      <text:p text:style-name="P17"><text:span text:style-name="T17_1">mkdir</text:span><text:span text:style-name="T17_2"><text:tab/></text:span><text:span text:style-name="T17_3">KEYWORD</text:span><text:span text:style-name="T17_4">2</text:span></text:p>
      <text:p text:style-name="P18"><text:span text:style-name="T18_1">remove</text:span><text:span text:style-name="T18_2"><text:tab/></text:span><text:span text:style-name="T18_3">KEYWORD</text:span><text:span text:style-name="T18_4">2</text:span></text:p>
      <text:p text:style-name="P19"><text:span text:style-name="T19_1">rmdir</text:span><text:span text:style-name="T19_2"><text:tab/></text:span><text:span text:style-name="T19_3">KEYWORD</text:span><text:span text:style-name="T19_4">2</text:span></text:p>
      <text:p text:style-name="P20"><text:span text:style-name="T20_1">open</text:span><text:span text:style-name="T20_2"><text:tab/></text:span><text:span text:style-name="T20_3">KEYWORD</text:span><text:span text:style-name="T20_4">2</text:span></text:p>
      <text:p text:style-name="P21"><text:span text:style-name="T21_1">close</text:span><text:span text:style-name="T21_2"><text:tab/></text:span><text:span text:style-name="T21_3">KEYWORD</text:span><text:span text:style-name="T21_4">2</text:span></text:p>
      <text:p text:style-name="P22"><text:span text:style-name="T22_1">seek</text:span><text:span text:style-name="T22_2"><text:tab/></text:span><text:span text:style-name="T22_3">KEYWORD</text:span><text:span text:style-name="T22_4">2</text:span></text:p>
      <text:p text:style-name="P23"><text:span text:style-name="T23_1">position</text:span><text:span text:style-name="T23_2"><text:tab/></text:span><text:span text:style-name="T23_3">KEYWORD</text:span><text:span text:style-name="T23_4">2</text:span></text:p>
      <text:p text:style-name="P24"><text:span text:style-name="T24_1">size</text:span><text:span text:style-name="T24_2"><text:tab/></text:span><text:span text:style-name="T24_3">KEYWORD</text:span><text:span text:style-name="T24_4">2<text:tab/></text:span></text:p>
      <text:p text:style-name="P25"/>
      <text:p text:style-name="P26"><text:span text:style-name="T26_1">#######################################</text:span></text:p>
      <text:p text:style-name="P27"><text:span text:style-name="T27_1">#<text:s/></text:span><text:span text:style-name="T27_2">Constants</text:span><text:span text:style-name="T27_3"><text:s/>(</text:span><text:span text:style-name="T27_4">LITERAL</text:span><text:span text:style-name="T27_5">1)</text:span></text:p>
      <text:p text:style-name="P28"><text:span text:style-name="T28_1">#######################################</text:span></text:p>
      <text:p text:style-name="P29"><text:span text:style-name="T29_1">FILE</text:span><text:span text:style-name="T29_2">_</text:span><text:span text:style-name="T29_3">READ</text:span><text:span text:style-name="T29_4"><text:tab/></text:span><text:span text:style-name="T29_5">LITERAL</text:span><text:span text:style-name="T29_6">1</text:span></text:p>
      <text:p text:style-name="P30"><text:span text:style-name="T30_1">FILE</text:span><text:span text:style-name="T30_2">_</text:span><text:span text:style-name="T30_3">WRITE</text:span><text:span text:style-name="T30_4"><text:tab/></text:span><text:span text:style-name="T30_5">LITERAL</text:span><text:span text:style-name="T30_6">1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